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9500" officeooo:paragraph-rsid="00049500"/>
    </style:style>
    <style:style style:name="P2" style:family="paragraph" style:parent-style-name="Standard">
      <style:text-properties style:text-underline-style="solid" style:text-underline-width="auto" style:text-underline-color="font-color" officeooo:rsid="00070e9b" officeooo:paragraph-rsid="00070e9b"/>
    </style:style>
    <style:style style:name="P3" style:family="paragraph" style:parent-style-name="Standard">
      <style:text-properties style:text-underline-style="solid" style:text-underline-width="auto" style:text-underline-color="font-color" officeooo:rsid="00091723" officeooo:paragraph-rsid="00091723"/>
    </style:style>
    <style:style style:name="P4" style:family="paragraph" style:parent-style-name="Standard">
      <style:text-properties style:text-underline-style="none" officeooo:rsid="00049500" officeooo:paragraph-rsid="00049500"/>
    </style:style>
    <style:style style:name="P5" style:family="paragraph" style:parent-style-name="Standard">
      <style:text-properties style:text-underline-style="none" officeooo:rsid="00070e9b" officeooo:paragraph-rsid="00070e9b"/>
    </style:style>
    <style:style style:name="P6" style:family="paragraph" style:parent-style-name="Standard">
      <style:text-properties officeooo:rsid="00068474" officeooo:paragraph-rsid="00068474"/>
    </style:style>
    <style:style style:name="P7" style:family="paragraph" style:parent-style-name="Standard">
      <style:text-properties officeooo:rsid="0006e0f1" officeooo:paragraph-rsid="0006e0f1"/>
    </style:style>
    <style:style style:name="P8" style:family="paragraph" style:parent-style-name="Standard">
      <style:text-properties officeooo:rsid="00070e9b" officeooo:paragraph-rsid="00070e9b"/>
    </style:style>
    <style:style style:name="P9" style:family="paragraph" style:parent-style-name="Standard">
      <style:text-properties style:text-underline-style="none" officeooo:rsid="000ad20e" officeooo:paragraph-rsid="000ad20e"/>
    </style:style>
    <style:style style:name="P10" style:family="paragraph" style:parent-style-name="Standard">
      <style:text-properties style:text-underline-style="none" officeooo:rsid="000ada3b" officeooo:paragraph-rsid="000ada3b"/>
    </style:style>
    <style:style style:name="P11" style:family="paragraph" style:parent-style-name="Standard">
      <style:text-properties style:text-underline-style="none" officeooo:rsid="000d4bef" officeooo:paragraph-rsid="000d4bef"/>
    </style:style>
    <style:style style:name="P12" style:family="paragraph" style:parent-style-name="Standard">
      <style:text-properties style:text-underline-style="none" officeooo:rsid="000d4bef" officeooo:paragraph-rsid="000e0dc4"/>
    </style:style>
    <style:style style:name="P13" style:family="paragraph" style:parent-style-name="Standard">
      <style:text-properties style:text-underline-style="none" officeooo:rsid="000d91db" officeooo:paragraph-rsid="000d91db"/>
    </style:style>
    <style:style style:name="P14" style:family="paragraph" style:parent-style-name="Standard">
      <style:text-properties style:text-underline-style="none" officeooo:rsid="000e0dc4" officeooo:paragraph-rsid="000e0dc4"/>
    </style:style>
    <style:style style:name="P15" style:family="paragraph" style:parent-style-name="Standard">
      <style:text-properties style:text-underline-style="solid" style:text-underline-width="auto" style:text-underline-color="font-color" officeooo:rsid="000ad20e" officeooo:paragraph-rsid="000ad20e"/>
    </style:style>
    <style:style style:name="P16" style:family="paragraph" style:parent-style-name="Standard">
      <style:text-properties style:text-underline-style="solid" style:text-underline-width="auto" style:text-underline-color="font-color" officeooo:rsid="000d4bef" officeooo:paragraph-rsid="000ad20e"/>
    </style:style>
    <style:style style:name="P17" style:family="paragraph" style:parent-style-name="Standard">
      <style:text-properties officeooo:paragraph-rsid="000d91db"/>
    </style:style>
    <style:style style:name="P18" style:family="paragraph" style:parent-style-name="Standard">
      <style:text-properties officeooo:rsid="000d91db" officeooo:paragraph-rsid="000d91db"/>
    </style:style>
    <style:style style:name="P19" style:family="paragraph" style:parent-style-name="Standard">
      <style:text-properties officeooo:rsid="000e0dc4" officeooo:paragraph-rsid="000e0dc4"/>
    </style:style>
    <style:style style:name="T1" style:family="text">
      <style:text-properties style:text-underline-style="solid" style:text-underline-width="auto" style:text-underline-color="font-color"/>
    </style:style>
    <style:style style:name="T2" style:family="text">
      <style:text-properties officeooo:rsid="00068474"/>
    </style:style>
    <style:style style:name="T3" style:family="text">
      <style:text-properties officeooo:rsid="0006e0f1"/>
    </style:style>
    <style:style style:name="T4" style:family="text">
      <style:text-properties officeooo:rsid="00070e9b"/>
    </style:style>
    <style:style style:name="T5" style:family="text">
      <style:text-properties officeooo:rsid="000ada3b"/>
    </style:style>
    <style:style style:name="T6" style:family="text">
      <style:text-properties officeooo:rsid="000bb40d"/>
    </style:style>
    <style:style style:name="T7" style:family="text">
      <style:text-properties officeooo:rsid="000d4bef"/>
    </style:style>
    <style:style style:name="T8" style:family="text">
      <style:text-properties officeooo:rsid="000d91db"/>
    </style:style>
    <style:style style:name="T9" style:family="text">
      <style:text-properties style:text-underline-style="none" officeooo:rsid="000d91db"/>
    </style:style>
    <style:style style:name="T10" style:family="text">
      <style:text-properties officeooo:rsid="000e0dc4"/>
    </style:style>
    <style:style style:name="T11" style:family="text">
      <style:text-properties officeooo:rsid="0010f1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ègles de gameplay (aspect gestion)</text:p>
      <text:p text:style-name="P1"/>
      <text:p text:style-name="P1">Un « tour » de jeu est défini par un certain nombre d'actions réalisables (PA) par chaque personnage. Lorsque tous les personnages ont terminé leurs actions ou que le joueur veut simplement recharger les PA de ses personnages , il peut choisir de terminer son tour ce qui appliquera des baisses de faim et de moral, fera apparaître/se déplacer des monstres, ou tout autre évènement indépendant de nos personnages.</text:p>
      <text:p text:style-name="P1">3 stats principales par personnage pour l'aspect gestion : vie, faim, moral</text:p>
      <text:p text:style-name="P1"/>
      <text:p text:style-name="P6"><text:span text:style-name="T1">La vie</text:span> :</text:p>
      <text:p text:style-name="P6"/>
      <text:p text:style-name="P6">La vie descend en combat et lors d'explorations (présence de montres, présence de pièges?). La vie descend lorsque la faim est au minimum (à chaque « fin de tour », un gros % de la vie max est perdu). La vie peut descendre lors de la chasse de gibier (qui pourrait être gérée avec le système de combat, ce qui ferait que la chasse serait plus des combats avec de gros loot de nourriture qu'un jet de dé, à voir ).</text:p>
      <text:p text:style-name="P6">La vie peut être récupérée par des sorts de soin en combat (limité à quelques membres du groupe, avec un effet relativement réduit pour ne pas casser le jeu). </text:p>
      <text:p text:style-name="P6">Si l'on mange alors que la barre de nourriture est pleine, la vie remonte. Possibilité d'utiliser des potions ? Cela permettrait de remonter ses PV à n'importe quel moment. Elles seraient rares et on pourrait ajuster une quantité de départ pour influer sur la difficulté d'un niveau.</text:p>
      <text:p text:style-name="P6">Si la vie d'un personnage tombe à 0, il meurt !</text:p>
      <text:p text:style-name="P6">La mort d'un personnage entraine une baisse de moral générale. Cette baisse est plus importante pour les membres présents sur le même tile au moment de la mort. L'équipement du personnage qui meurt pourrait éventuellement être perdu, son cadavre enterré pour atténuer la baisse de moral ou au contraire son cadavre découpé pour en faire des morceaux de viande qui permettrait de gérer la faim des personnages restants (contre une baisse de moral conséquente) ;</text:p>
      <text:p text:style-name="P6"/>
      <text:p text:style-name="P4"><text:span text:style-name="T1">La faim</text:span> :</text:p>
      <text:p text:style-name="P1"/>
      <text:p text:style-name="P1">La faim descend d'un montant variable à chaque action « physique » (combattre, se déplacer/explorer, récolter ressources)</text:p>
      <text:p text:style-name="P1">La faim descend à chaque « fin de tour ». Plus on attend pour nourrir un personnage, plus sa faim descend vite.</text:p>
      <text:p text:style-name="P1">Le joueur peut remonter la faim de ses personnages en consommant tout ce qui s'approche à de la nourriture depuis l'inventaire, en passant un tour à l'auberge ou chez un PNJ (action qui ne peut être répétée que tous les X tours et qui régénère un montant fixe <text:span text:style-name="T2">différent du maximum). Les monstres peuvent loot de la nourriture. Possibilité de manger plein de trucs avec des effets plus ou moins biens (manger un PNJ ou l'animal de compagnie d'un de nos personnages qui peut induire une baisse de moral par exemple).</text:span></text:p>
      <text:p text:style-name="P6">Si la faim atteint le minimum, le personnage concerné perd une grosse quantité de PV à chaque « fin de tour » (en % de la vie max) <text:span text:style-name="T3">et subit une baisse de stats</text:span>.</text:p>
      <text:p text:style-name="P6"/>
      <text:p text:style-name="P1"/>
      <text:p text:style-name="P6"><text:span text:style-name="T1">Le moral</text:span> :</text:p>
      <text:p text:style-name="P6"/>
      <text:p text:style-name="P6">Le moral descend ou monte en fonction des actions réalisées. Par exemple, explorer peut faire baisser le moral si le/les personnage(s) est/sont attaqué(s) par un/des monstre(s), si le biome n'est clairement pas accueillant (sombre, morbide, …), <text:span text:style-name="T3">et peut remonter si au contraire ceux-ci arrivent dans un biome rempli de barbe à papa. Certaines actions d'ordinaire positives (parler à un autre personnage du groupe) pourraient devenir négatives en fonction de certaines actions (combat mal géré, le chat de Roger le boxeur a servi de déjeuner …).</text:span></text:p>
      <text:p text:style-name="P7"><text:soft-page-break/>Le moral descend ou monte en fonction de l'issue des combats. Ex : perdre beaucoup de points de vie sur un combat « facile » fera baisser le moral, tandis que l'inverse le fera remonter. Le moral augmente si des personnages se parlent (sauf indications contraires comme les exemples cités plus haut). Faible gain de moral à chaque fois qu'un personnage mange. Le moral descend comme la faim à chaque « fin de tour », ce qui incite à finir les niveaux rapidement. Le moral chute si un personnage meurt, si un personnage a faim (jauge de faim en dessous d'un certain niveau).</text:p>
      <text:p text:style-name="P7">Si le moral tombe au minimum, le personnage devient moins apte à accomplir des actions (récolte moins productive entraine moins de ressources, plus grande perte de pv s'il rencontre un monstre lors d'une exploration, peut faire foirer des négociations avec un pnj (en l'insultant ou l'agressant), peut faire descendre le moral des autres lorsqu'on lui parle (il est déprimé le petit chou)). Le personnage peut aussi avoir des comportements négatifs en combat <text:span text:style-name="T4">(refus de faire une action, lancer une action stupide,…) et subit une baisse de ses stats.</text:span></text:p>
      <text:p text:style-name="P7"/>
      <text:p text:style-name="P8">Ouvrir un coffre augmente le moral ainsi que réussir une énigme. Le moral remonte si une exploration se déroule sans embûches (ex : arrivée dans une prairie avec des poneys, qui en plus d'être pacifiques feront un excellent diner). Passer un tour à l'auberge ou chez un PNJ restaure également le moral.</text:p>
      <text:p text:style-name="P8"/>
      <text:p text:style-name="P8"/>
      <text:p text:style-name="P2">Fin de niveau</text:p>
      <text:p text:style-name="P5">A la fin du niveau, un score est attribué à la run qui dépend de :</text:p>
      <text:p text:style-name="P5">-<text:tab/>L'objectif initial</text:p>
      <text:p text:style-name="P5">-<text:tab/>Du nombre de personnages encore en vie, de leurs PV et de leur moral</text:p>
      <text:p text:style-name="P5">-<text:tab/>Du nombre de tours pour terminer l'objectif</text:p>
      <text:p text:style-name="P5"/>
      <text:p text:style-name="P2">L'objectif</text:p>
      <text:p text:style-name="P5">L'objectif de chaque niveau est dans un premier temps d'emmener un PNJ d'une tile A à une tile B. Ce PNJ a les mêmes stats qu'un personnage jouable, il faut donc gérer son moral sa faim et ses pv. Le PNJ doit forcément être déplacé avec <text:span text:style-name="T1">au moins un</text:span> et <text:span text:style-name="T1">au plus deux</text:span> (combats de 3 personnages maximum). Il participe aux combats si le groupe dans lequel il est se retrouve en combat (géré manuellement ou par une IA?). Le PNJ ne fait pas d'actions à proprement parler mais on peut lui parler, le nourrir, ou le déplacer avec un groupe. Le PNJ ne peut pas rester seul sur un tile.</text:p>
      <text:p text:style-name="P5"/>
      <text:p text:style-name="P5"/>
      <text:p text:style-name="P3">Les core actions</text:p>
      <text:p text:style-name="P9">Les actions sont réalisées <text:span text:style-name="T5">immédiatement lorsque le joueur clique sur « faire telle action ».</text:span></text:p>
      <text:p text:style-name="P9"/>
      <text:p text:style-name="P9">- Se déplacer/explorer</text:p>
      <text:p text:style-name="P9">Se déplacer représente l’action de déplacement d’un tile vers tile adjacent déjà découvert. Lors d’un déplacement vers un tile découvert, le personnage ne pourra pas faire d’autres actions pour le tour (consomme tous les points d’action restants ou requiert un tour complet ?). Il est possible de se déplacer en groupe, cela permet d’être paré si un monstre apparaît sur la tile de destination au tour suivant, à limiter la baisse de moral due à la solitude, etc. Se déplacer augmente la faim.</text:p>
      <text:p text:style-name="P9">Explorer représente l’action de déplacement d’un tile vers un tile adjacent inconnu. L’action coûte et se déroule comme un déplacement classique mais la notion de surprise s’applique. Si le/les personnage(s) arrive(nt) sur un tile peu accueillant, leur moral diminue. S’ils arrivent sur un tile sur lequel un monstre est présent, <text:span text:style-name="T5">des malus de pv et moral s’appliquent (agression imprévue) mais aucun combat ne se déclenche ; le joueur pourra choisir de combattre le monstre ou non au prochain tour. Les personnages restent sur le tile de destination peu importe l’issue du déplacement. Le tile est découvert au moment de la résolution de l’action.</text:span></text:p>
      <text:p text:style-name="P9"/>
      <text:p text:style-name="P9">- Récolter</text:p>
      <text:p text:style-name="P10"><text:soft-page-break/>Récolter est une action de base qui permet d’accumuler de la nourriture pour le groupe (sous forme d’indicateur ou géré en inventaire??). La quantité récoltée pourra varier en fonction des stats ou des spécificités de certaines personnages. On ne peut récolter un point de récolter qu’un nombre fini de fois. Récolter fait légèrement remonter le moral (on va pouvoir manger ce soir!). <text:span text:style-name="T7">Récolter ne consomme pas tous les points d’action du personnage d’un coup.</text:span></text:p>
      <text:p text:style-name="P10"/>
      <text:p text:style-name="P9">- Parler</text:p>
      <text:p text:style-name="P10">Un personnage peut parler à un autre personnage du même tile. Si ce personnage est un des personnages du joueur, cela remonte moyennement leur moral. Cette hausse de moral pourra éventuellement varier en fonction d’évènements (mauvaise prestation en combat, choix qui laisse à désirer, etc.). Si ce personnage est un PNJ, divers résultats peuvent se produire (gain de nourriture, choix d’un équipement, se reposer chez le PNJ, etc.). <text:span text:style-name="T7">Parler ne consomme pas tous les points d’action du personnage.</text:span></text:p>
      <text:p text:style-name="P9"/>
      <text:p text:style-name="P9">- Suivre <text:span text:style-name="T5">[Deprecated]</text:span></text:p>
      <text:p text:style-name="P10">Action abandonnée. Les groupes seront faits directement à la souris par le joueur</text:p>
      <text:p text:style-name="P10"/>
      <text:p text:style-name="P9">- <text:span text:style-name="T5">Combattre/Chasser</text:span></text:p>
      <text:p text:style-name="P10">L’action Combattre est un peu particulière. Elle pourra être déclenchée par le joueur s’il rentre dans la zone d’effet du monstre, sans confirmation (confirmation pas vraiment nécessaire, si on fonce sur un monstre en théorie c’est pas pour lui faire un calin. Bon peut-être.). <text:span text:style-name="T6">Les combats se déroule sur la tile en cours pour ne pas casser l’immersion. Il sera possible de déclencher un combat pour chasser (un sanglier par exemple, c’est cool les sangliers) (possibilité que la proie fuit sur un autre tile?). Est-ce que combattre coute des PA ?</text:span></text:p>
      <text:p text:style-name="P10"/>
      <text:p text:style-name="P9">- <text:span text:style-name="T7">Interagir</text:span></text:p>
      <text:p text:style-name="P9"><text:span text:style-name="T7">Interagir regroupe toutes les actions comme ouvrir un coffre, ramasser un truc qui traine par terre, etc. Ces actions ne coutent pas de PA.</text:span></text:p>
      <text:p text:style-name="P9"/>
      <text:p text:style-name="P15">Equipement/<text:span text:style-name="T7">Buffs</text:span></text:p>
      <text:p text:style-name="P16"/>
      <text:p text:style-name="P11">La progression des personnages se fera via des équipements ou des buffs qui auront pour effet d’améliorer certaines de leurs stats pour le combat (2-3 slots maximum pour chaque, voir même 1-2, c’est uniquement pour donner le sentiment au joueur que ses personnages progressent et que les combats ne soient pas uniquement basé sur le skill)</text:p>
      <text:p text:style-name="P15"/>
      <text:p text:style-name="P15">Unicité des personnages</text:p>
      <text:p text:style-name="P11">Chacun des personnages a accès à toutes les actions/comportements de base mais possède également des caractéristiques qui lui sont propres (A DEFINIR)</text:p>
      <text:p text:style-name="P11"/>
      <text:p text:style-name="P9">- Aspect gestion</text:p>
      <text:p text:style-name="P11">L’unicité sur l’aspect gestion se fait au niveau des capacités des personnages à réussir bien/mal une/des actions. Cela peut aussi bien être lié à leur personnalité comme pas du tout.</text:p>
      <text:p text:style-name="P9"><text:tab/>- <text:span text:style-name="T7">Un personnage est capable d’explorer sans malus lorsqu’il tombe sur un monstre (il ne peut pas subir d’agression imprévue, il est prudent et/ou rapide et peut donc s’enfuir avant qu’un loup ne lui morde le derrière)</text:span></text:p>
      <text:p text:style-name="P9"><text:tab/>- <text:span text:style-name="T10">Un personnage est capable de récolter plus de ressources que les autres (main verte)</text:span></text:p>
      <text:p text:style-name="P9"><text:tab/>- <text:span text:style-name="T11">Un personnage est capable de remonter le moral de tous les personnages présents sur un tile en une action (leader, motivateur, blagueur, il a des chatons)</text:span></text:p>
      <text:p text:style-name="P9"><text:tab/>- <text:span text:style-name="T11">Un personnage est un expert en combat, ce trait peut se traduire simplement par des stats moyennes supérieures à celles des autres en combat et/ou des compétences de combat indispensables.</text:span></text:p>
      <text:p text:style-name="P9"><text:soft-page-break/><text:tab/>-</text:p>
      <text:p text:style-name="P9"><text:tab/>-</text:p>
      <text:p text:style-name="P9"><text:tab/>-</text:p>
      <text:p text:style-name="P9"/>
      <text:p text:style-name="P9">- Combat</text:p>
      <text:p text:style-name="P11">L’unicité pour le combat passe plutôt par des <text:span text:style-name="T8">rôles</text:span> en combat. Un rôle ne doit pas être unique à un personnage pour ne pas <text:span text:style-name="T8">entraîner</text:span> un déséquilibre total entre 2 équipes de combat ou tout simplement <text:span text:style-name="T8">lors de la mort d’un personnage. L’unicité d’un personnage en combat se ferait donc plus par une combinaison de 2 rôles.</text:span></text:p>
      <text:p text:style-name="P13">Roles envisagés : attaquant physique, magique, tank, support</text:p>
      <text:p text:style-name="P13">Combinaisons possibles :</text:p>
      <text:p text:style-name="P11"><text:tab/>- <text:span text:style-name="T10">Full DPS Magique</text:span></text:p>
      <text:p text:style-name="P11"><text:tab/>- <text:span text:style-name="T8">DPS physique/support</text:span></text:p>
      <text:p text:style-name="P11"><text:tab/>- <text:span text:style-name="T8">DPS magique/support</text:span></text:p>
      <text:p text:style-name="P11"><text:tab/>- <text:span text:style-name="T8">DPS physique/tank</text:span></text:p>
      <text:p text:style-name="P11"><text:tab/>- <text:span text:style-name="T8">DPS physique/magique</text:span></text:p>
      <text:p text:style-name="P11"><text:tab/>- <text:span text:style-name="T8">Full support</text:span></text:p>
      <text:p text:style-name="P11"><text:tab/>- <text:span text:style-name="T8">Tank/support</text:span></text:p>
      <text:p text:style-name="P14">(3 DPS Physique, 3 Magique, 4 supports, 2 Tank)</text:p>
      <text:p text:style-name="P14"/>
      <text:p text:style-name="P13">Définition des roles</text:p>
      <text:p text:style-name="P13">DPS Physique : personnage comportant des techniques utilisant la Force et testant la défense des monstres. Essentiel pour tuer les monstres résistants à la magie.</text:p>
      <text:p text:style-name="P13">DPS Magique : l’opposé du DPS physique, ses techniques utilisent la Magie et teste la résistance/l’esprit des monstres. Essentiel pour tuer les monstres avec beaucoup de défense.</text:p>
      <text:p text:style-name="P17"><text:span text:style-name="T9">Tank : </text:span>Dans une <text:span text:style-name="T8">laiterie,</text:span> une <text:span text:style-name="T8">fromagerie </text:span>ou une <text:span text:style-name="T8">ferme</text:span>, un <text:span text:style-name="T8">tank à lait</text:span> est un réservoir réfrigéré contenant du <text:span text:style-name="T8">lait</text:span>, ou tout autre produit d'origine laitière. <text:span text:style-name="T8">Tout le monde connaît le rôle du tank donc autant se cultiver en lisant ce doc.</text:span></text:p>
      <text:p text:style-name="P18">Support : Rôle vague. Il donne accès à des techniques pour soutenir l’équipe, allant du soin (WARNING ! Les soins doivent être légers pour ne pas casser l’aspect gestion), peut améliorer les stats du groupe, infliger des malus aux ennemis, guérir les altérations d’état (si on en implémente), etc. Sa grande diversité en fait un rôle de choix pour les combinaisons, d’où sa forte présence.</text:p>
      <text:p text:style-name="P18"/>
      <text:p text:style-name="P19">La liste de toutes les combinaisons possibles :</text:p>
      <text:p text:style-name="P19">Full DPS physique</text:p>
      <text:p text:style-name="P19">Full DPS magique</text:p>
      <text:p text:style-name="P19">Full Tank</text:p>
      <text:p text:style-name="P19">Full Support</text:p>
      <text:p text:style-name="P19"/>
      <text:p text:style-name="P12"><text:span text:style-name="T8">DPS physique/magique</text:span></text:p>
      <text:p text:style-name="P12"><text:span text:style-name="T8">DPS physique/Tank</text:span></text:p>
      <text:p text:style-name="P12"><text:span text:style-name="T8">DPS physique/Support</text:span></text:p>
      <text:p text:style-name="P12"/>
      <text:p text:style-name="P12"><text:span text:style-name="T8">DPS magique/Tank</text:span></text:p>
      <text:p text:style-name="P12"><text:span text:style-name="T8">DPS magique/Support</text:span></text:p>
      <text:p text:style-name="P12"/>
      <text:p text:style-name="P12"><text:span text:style-name="T8">Tank/Support</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5:54:03.039000000</meta:creation-date>
    <dc:date>2017-01-31T22:54:25.324000000</dc:date>
    <meta:editing-duration>PT42M23S</meta:editing-duration>
    <meta:editing-cycles>5</meta:editing-cycles>
    <meta:generator>LibreOffice/5.1.5.2$Windows_x86 LibreOffice_project/7a864d8825610a8c07cfc3bc01dd4fce6a9447e5</meta:generator>
    <meta:document-statistic meta:table-count="0" meta:image-count="0" meta:object-count="0" meta:page-count="4" meta:paragraph-count="82" meta:word-count="2005" meta:character-count="11821" meta:non-whitespace-character-count="9883"/>
  </office:meta>
</office:document-meta>
</file>